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6.925in" fo:margin-left="-0.0007in" fo:margin-top="0in" fo:margin-bottom="0in" table:align="left" style:writing-mode="lr-tb"/>
    </style:style>
    <style:style style:name="Table1.A" style:family="table-column">
      <style:table-column-properties style:column-width="1.7472in"/>
    </style:style>
    <style:style style:name="Table1.B" style:family="table-column">
      <style:table-column-properties style:column-width="1.8167in"/>
    </style:style>
    <style:style style:name="Table1.C" style:family="table-column">
      <style:table-column-properties style:column-width="3.361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2.308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ubtitle">
      <style:paragraph-properties fo:break-before="page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officeooo:rsid="0000dd64" officeooo:paragraph-rsid="0000dd64"/>
    </style:style>
    <style:style style:name="P4" style:family="paragraph" style:parent-style-name="Table_20_Contents">
      <style:text-properties fo:background-color="transparent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itle" style:master-page-name="Standard">
      <style:paragraph-properties fo:margin-top="0.1665in" fo:margin-bottom="0.0835in" loext:contextual-spacing="false" style:page-number="auto"/>
    </style:style>
    <style:style style:name="P8" style:family="paragraph" style:parent-style-name="Standard">
      <style:text-properties officeooo:rsid="0002a228" officeooo:paragraph-rsid="0002a228"/>
    </style:style>
    <style:style style:name="T1" style:family="text">
      <style:text-properties officeooo:rsid="0000dd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лан-проспект</text:p>
      <text:p text:style-name="Subtitle">Пояснительная записка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Наименование этапа</text:p>
          </table:table-cell>
          <table:table-cell table:style-name="Table1.A1" office:value-type="string">
            <text:p text:style-name="P6">Срок выполнения</text:p>
          </table:table-cell>
          <table:table-cell table:style-name="Table1.C1" office:value-type="string">
            <text:p text:style-name="P6">Краткое содержание</text:p>
          </table:table-cell>
        </table:table-row>
        <table:table-row table:style-name="Table1.1">
          <table:table-cell table:style-name="Table1.A1" office:value-type="string">
            <text:p text:style-name="Table_20_Contents">Введение</text:p>
          </table:table-cell>
          <table:table-cell table:style-name="Table1.A1" office:value-type="string">
            <text:p text:style-name="Table_20_Contents">10.03.2016</text:p>
          </table:table-cell>
          <table:table-cell table:style-name="Table1.C1" office:value-type="string">
            <text:p text:style-name="Standard">Роль мобильных устройств в современной жизни. Популярность мобильных приложений. Класс приложений учета личных финансов пользователя. </text:p>
            <text:p text:style-name="Standard"/>
            <text:p text:style-name="Standard">Предмет работы. Цель работы. Структура работы.</text:p>
          </table:table-cell>
        </table:table-row>
        <table:table-row table:style-name="Table1.1">
          <table:table-cell table:style-name="Table1.A1" office:value-type="string">
            <text:p text:style-name="Table_20_Contents">1 Системное описание предметной области и постановка задачи</text:p>
          </table:table-cell>
          <table:table-cell table:style-name="Table1.A1" office:value-type="string">
            <text:p text:style-name="Table_20_Contents">20.03.2016</text:p>
          </table:table-cell>
          <table:table-cell table:style-name="Table1.C1" office:value-type="string">
            <text:p text:style-name="P8">Обзор рынка мобильных устройств: динамика изменения общего чис-</text:p>
            <text:p text:style-name="P8">ла, популярность различных мобильных платформ. Обоснование перспек-</text:p>
            <text:p text:style-name="P8">тивности разработки мобильного приложения.</text:p>
            <text:p text:style-name="Standard"/>
            <text:p text:style-name="Standard">Описание проблем, решаемых данным классом моюильных приложений.</text:p>
            <text:p text:style-name="Standard">Описание общих требований.</text:p>
            <text:p text:style-name="Standard">Формирование критериев оценки существующих приложений. </text:p>
            <text:p text:style-name="Standard"/>
            <text:p text:style-name="Standard">Выделение групп приложений со схожими показателями. Сравнительный анализ типичных представителей этих групп (не менее 3 представителей).</text:p>
            <text:p text:style-name="Standard"/>
            <text:p text:style-name="Standard">Обзор темы распознавания образов.</text:p>
            <text:p text:style-name="Table_20_Contents">Этапы процесса распознавания.</text:p>
            <text:p text:style-name="Table_20_Contents">Краткое описание алгоримов, используемых на каждом этапе. </text:p>
            <text:p text:style-name="Standard"/>
            <text:p text:style-name="Standard">Свободное программное обеспечение. Свободные лицензии. Копилефт.</text:p>
            <text:p text:style-name="Standard"/>
            <text:p text:style-name="Standard">Постановка задачи проектирования.</text:p>
            <text:p text:style-name="Standard">Уточнение требований к проектируемому приложению. Ввод данных с использованием камеры.</text:p>
          </table:table-cell>
        </table:table-row>
        <table:table-row table:style-name="Table1.1">
          <table:table-cell table:style-name="Table1.A1" office:value-type="string">
            <text:p text:style-name="P3">2 Проектирование приложения 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P3">Проектирование модели данных.</text:p>
            <text:p text:style-name="P3"/>
            <text:p text:style-name="P3">Проектирование пользовательского <text:soft-page-break/>интерфейса (Material design). </text:p>
            <text:p text:style-name="P3"/>
            <text:p text:style-name="P3">Эргономика?</text:p>
            <text:p text:style-name="P3"/>
            <text:p text:style-name="P3">Проектирование алгоритма распознавания изображений.</text:p>
            <text:p text:style-name="Table_20_Contents">Постановка задачи. Ограничения задачи. </text:p>
            <text:p text:style-name="Table_20_Contents">Этапы распознавания изображений. Алгоритмы, применяемые на данных этапах.</text:p>
            <text:p text:style-name="Table_20_Contents">Достоинства/недостатки. Мотивация выбора.</text:p>
            <text:p text:style-name="Table_20_Contents">Блок-схема окончательного алгоритма распознавания.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1">3</text:span> Программная реализация <text:span text:style-name="T1">приложения</text:span></text:p>
          </table:table-cell>
          <table:table-cell table:style-name="Table1.A1" office:value-type="string">
            <text:p text:style-name="Table_20_Contents">10.04.2016</text:p>
          </table:table-cell>
          <table:table-cell table:style-name="Table1.C1" office:value-type="string">
            <text:p text:style-name="Table_20_Contents"><text:span text:style-name="T1">Реализация </text:span><text:s/>модели данных (Realm). </text:p>
            <text:p text:style-name="Table_20_Contents"/>
            <text:p text:style-name="Table_20_Contents">Реализация алгоритма распознавания изображений (OpenCV).</text:p>
            <text:p text:style-name="Table_20_Contents"/>
            <text:p text:style-name="Table_20_Contents">Тестирование (Unit &amp; Instrumental tests).</text:p>
          </table:table-cell>
        </table:table-row>
        <table:table-row table:style-name="Table1.1">
          <table:table-cell table:style-name="Table1.A1" office:value-type="string">
            <text:p text:style-name="P4"><text:span text:style-name="T1">4</text:span> Использование <text:span text:style-name="T1">приложения</text:span></text:p>
          </table:table-cell>
          <table:table-cell table:style-name="Table1.A1" office:value-type="string">
            <text:p text:style-name="Table_20_Contents">10.04.2016</text:p>
          </table:table-cell>
          <table:table-cell table:style-name="Table1.C1" office:value-type="string">
            <text:p text:style-name="Table_20_Contents">Системные требование. Руководство пользователя.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1">5</text:span> Экономическая часть</text:p>
          </table:table-cell>
          <table:table-cell table:style-name="Table1.A1" office:value-type="string">
            <text:p text:style-name="Table_20_Contents">12.04.2016</text:p>
          </table:table-cell>
          <table:table-cell table:style-name="Table1.C1" office:value-type="string">
            <text:p text:style-name="Table_20_Contents">Расчет затрат. Отсутствие экономического эффекта. Наличие социального эффекта.</text:p>
          </table:table-cell>
        </table:table-row>
        <table:table-row table:style-name="Table1.1">
          <table:table-cell table:style-name="Table1.A1" office:value-type="string">
            <text:p text:style-name="Table_20_Contents">Заключение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Standard">«Заключение» должно содержать выводы и анализ полученных результатов по всем разделам проекта и разработке в целом.</text:p>
          </table:table-cell>
        </table:table-row>
      </table:table>
      <text:p text:style-name="Subtitle"/>
      <text:p text:style-name="P1">Графический материал</text:p>
      <text:p text:style-name="Text_20_body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6">Наименование этапа</text:p>
          </table:table-cell>
          <table:table-cell table:style-name="Table2.A1" office:value-type="string">
            <text:p text:style-name="P6">Срок выполнения</text:p>
          </table:table-cell>
          <table:table-cell table:style-name="Table2.C1" office:value-type="string">
            <text:p text:style-name="P6">Краткое содержание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23:46:19</meta:creation-date>
    <dc:language>en-US</dc:language>
    <dc:date>2016-03-13T22:05:57.365044337</dc:date>
    <meta:editing-cycles>13</meta:editing-cycles>
    <meta:editing-duration>PT7H25M24S</meta:editing-duration>
    <meta:generator>LibreOffice/5.1.0.3$Linux_X86_64 LibreOffice_project/10m0$Build-3</meta:generator>
    <meta:document-statistic meta:table-count="2" meta:image-count="0" meta:object-count="0" meta:page-count="3" meta:paragraph-count="50" meta:word-count="223" meta:character-count="2057" meta:non-whitespace-character-count="1876"/>
  </office:meta>
</office:document-meta>
</file>